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stimation <text:s/></text:h>
      <text:p text:style-name="Standard">&lt;&lt;results=xml, echo=FALSE,include=TRUE&gt;&gt;=</text:p>
      <text:p text:style-name="Standard"><text:s text:c="3"/>## estimation of coefficients. Should standard deviations be added?</text:p>
      <text:p text:style-name="Standard"><text:s text:c="3"/>odfTable(res$estimate)</text:p>
      <text:p text:style-name="Standard">@</text:p>
      <text:h text:style-name="Heading_20_2" text:outline-level="2">Return levels table</text:h>
      <text:p text:style-name="Standard">&lt;&lt;results=xml, echo=FALSE,include=TRUE&gt;&gt;=</text:p>
      <text:p text:style-name="Standard"><text:s text:c="3"/>## print the table of predictions </text:p>
      <text:p text:style-name="Standard"><text:s text:c="3"/>odfTable(roundPred(res$pred))</text:p>
      <text:p text:style-name="Standard">@</text:p>
      <text:h text:style-name="Heading_20_2" text:outline-level="2">Return level plot</text:h>
      <text:p text:style-name="Standard">&lt;&lt;results=xml, echo=FALSE, fig = TRUE, include=TRUE&gt;&gt;=</text:p>
      <text:p text:style-name="Standard"><text:s text:c="4"/>## Add options in a future version: main title, axes lims, etc. </text:p>
      <text:p text:style-name="Standard"><text:s text:c="4"/>plot(x = res, main = "Return levels") </text:p>
      <text:p text:style-name="Standard">@</text:p>
      <text:h text:style-name="Heading_20_2" text:outline-level="2">Summary for model</text:h>
      <text:p text:style-name="Standard">&lt;&lt;results=verbatim, echo=FALSE&gt;&gt;=</text:p>
      <text:p text:style-name="Standard"><text:s text:c="4"/>## See documentation of the Renext package, function <text:s/>print.summary.Renouv </text:p>
      <text:p text:style-name="Standard"><text:s text:c="4"/>print(summary(res), pred = FALSE, coef = FALSE)</text:p>
      <text:p text:style-name="Standard">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rialCenteredBold" style:family="paragraph">
      <style:paragraph-properties fo:text-align="center" style:justify-single-word="false"/>
      <style:text-properties fo:color="#000000" fo:font-size="12pt" fo:font-weight="bold"/>
    </style:style>
    <style:style style:name="ArialNormal" style:family="paragraph">
      <style:paragraph-properties fo:text-align="start" style:justify-single-word="false"/>
      <style:text-properties fo:color="#000000" fo:font-size="12pt"/>
    </style:style>
    <style:style style:name="ArialCentered" style:family="paragraph">
      <style:paragraph-properties fo:text-align="center" style:justify-single-word="false"/>
      <style:text-properties fo:color="#000000" fo:font-size="12pt"/>
    </style:style>
    <style:style style:name="ArialHighlight" style:family="paragraph">
      <style:paragraph-properties fo:text-align="center" style:justify-single-word="false"/>
      <style:text-properties fo:color="#ff0000" fo:font-size="12pt" fo:font-weight="bold"/>
    </style:style>
    <style:style style:name="ttBlue" style:family="paragraph">
      <style:paragraph-properties fo:text-align="start" style:justify-single-word="false"/>
      <style:text-properties fo:color="#000080" fo:font-size="10pt"/>
    </style:style>
    <style:style style:name="ttRed" style:family="paragraph">
      <style:paragraph-properties fo:text-align="start" style:justify-single-word="false"/>
      <style:text-properties fo:color="#800000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RlandscapePage" style:page-layout-name="pm2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ves</meta:initial-creator>
    <meta:creation-date>2010-12-27T19:26:32</meta:creation-date>
    <dc:creator>yves</dc:creator>
    <dc:date>2011-10-06T11:24:49</dc:date>
    <meta:editing-cycles>32</meta:editing-cycles>
    <meta:editing-duration>PT4H55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86" meta:character-count="642"/>
  </office:meta>
</office:document-meta>
</file>